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officeooo:rsid="00045fe6" officeooo:paragraph-rsid="005033ce"/>
    </style:style>
    <style:style style:name="P2" style:family="paragraph" style:parent-style-name="Standard">
      <style:paragraph-properties fo:line-height="200%"/>
      <style:text-properties officeooo:rsid="00045fe6" officeooo:paragraph-rsid="00045fe6"/>
    </style:style>
    <style:style style:name="P3" style:family="paragraph" style:parent-style-name="Standard">
      <style:paragraph-properties fo:line-height="200%"/>
      <style:text-properties officeooo:rsid="00061da5" officeooo:paragraph-rsid="00045fe6"/>
    </style:style>
    <style:style style:name="P4" style:family="paragraph" style:parent-style-name="Standard">
      <style:paragraph-properties fo:line-height="200%"/>
      <style:text-properties officeooo:rsid="00061da5" officeooo:paragraph-rsid="0053f373"/>
    </style:style>
    <style:style style:name="P5" style:family="paragraph" style:parent-style-name="Standard">
      <style:paragraph-properties fo:line-height="200%"/>
      <style:text-properties officeooo:rsid="000315bd" officeooo:paragraph-rsid="000315bd"/>
    </style:style>
    <style:style style:name="P6" style:family="paragraph" style:parent-style-name="Standard">
      <style:paragraph-properties fo:line-height="200%"/>
      <style:text-properties officeooo:rsid="00558b1f" officeooo:paragraph-rsid="00558b1f"/>
    </style:style>
    <style:style style:name="P7" style:family="paragraph" style:parent-style-name="Standard">
      <style:paragraph-properties fo:line-height="200%" style:writing-mode="lr-tb"/>
      <style:text-properties officeooo:rsid="0020a4fd" officeooo:paragraph-rsid="0048d7b3"/>
    </style:style>
    <style:style style:name="P8" style:family="paragraph" style:parent-style-name="Standard">
      <style:paragraph-properties fo:line-height="200%" style:writing-mode="lr-tb"/>
      <style:text-properties officeooo:rsid="0020a4fd" officeooo:paragraph-rsid="0036fa00"/>
    </style:style>
    <style:style style:name="P9" style:family="paragraph" style:parent-style-name="Standard">
      <style:paragraph-properties fo:line-height="200%" style:writing-mode="lr-tb"/>
      <style:text-properties officeooo:rsid="0020a4fd" officeooo:paragraph-rsid="0030d3a6"/>
    </style:style>
    <style:style style:name="P10" style:family="paragraph" style:parent-style-name="Standard">
      <style:paragraph-properties fo:line-height="200%" style:writing-mode="lr-tb"/>
      <style:text-properties officeooo:rsid="0020a4fd" officeooo:paragraph-rsid="004e06f8"/>
    </style:style>
    <style:style style:name="P11" style:family="paragraph" style:parent-style-name="Standard">
      <style:paragraph-properties fo:line-height="200%" style:writing-mode="lr-tb"/>
      <style:text-properties officeooo:rsid="002ee0d2" officeooo:paragraph-rsid="0036fa00"/>
    </style:style>
    <style:style style:name="P12" style:family="paragraph" style:parent-style-name="Standard">
      <style:paragraph-properties fo:line-height="200%" style:writing-mode="lr-tb"/>
      <style:text-properties officeooo:rsid="0009647c" officeooo:paragraph-rsid="0020de47"/>
    </style:style>
    <style:style style:name="P13" style:family="paragraph" style:parent-style-name="Standard">
      <style:paragraph-properties fo:line-height="200%" style:writing-mode="lr-tb"/>
      <style:text-properties officeooo:rsid="0009647c" officeooo:paragraph-rsid="0059f48a"/>
    </style:style>
    <style:style style:name="P14" style:family="paragraph" style:parent-style-name="Standard">
      <style:paragraph-properties fo:line-height="200%" style:writing-mode="lr-tb"/>
      <style:text-properties officeooo:paragraph-rsid="0039851a"/>
    </style:style>
    <style:style style:name="P15" style:family="paragraph" style:parent-style-name="Standard">
      <style:paragraph-properties fo:line-height="200%" style:writing-mode="lr-tb"/>
      <style:text-properties officeooo:paragraph-rsid="004d2fa1"/>
    </style:style>
    <style:style style:name="P16" style:family="paragraph" style:parent-style-name="Standard">
      <style:paragraph-properties fo:line-height="200%" fo:text-align="center" style:justify-single-word="false" style:writing-mode="lr-tb"/>
      <style:text-properties style:text-underline-style="solid" style:text-underline-width="auto" style:text-underline-color="font-color" officeooo:rsid="0009647c" officeooo:paragraph-rsid="0059f48a"/>
    </style:style>
    <style:style style:name="P17" style:family="paragraph" style:parent-style-name="Standard">
      <style:paragraph-properties fo:line-height="200%" fo:text-align="start" style:justify-single-word="false" style:writing-mode="lr-tb"/>
      <style:text-properties style:text-underline-style="none" officeooo:rsid="0059f48a" officeooo:paragraph-rsid="0059f48a"/>
    </style:style>
    <style:style style:name="P18" style:family="paragraph" style:parent-style-name="Standard">
      <style:paragraph-properties fo:line-height="200%" fo:text-align="center" style:justify-single-word="false" style:writing-mode="lr-tb"/>
      <style:text-properties style:text-underline-style="solid" style:text-underline-width="auto" style:text-underline-color="font-color" officeooo:rsid="0059f48a" officeooo:paragraph-rsid="0059f48a"/>
    </style:style>
    <style:style style:name="P19" style:family="paragraph" style:parent-style-name="Standard">
      <style:paragraph-properties fo:line-height="200%"/>
      <style:text-properties officeooo:rsid="004f176f" officeooo:paragraph-rsid="005033ce"/>
    </style:style>
    <style:style style:name="P20" style:family="paragraph" style:parent-style-name="Standard">
      <style:paragraph-properties fo:line-height="200%"/>
      <style:text-properties officeooo:rsid="00061da5" officeooo:paragraph-rsid="00045fe6"/>
    </style:style>
    <style:style style:name="P21" style:family="paragraph" style:parent-style-name="Text_20_body" style:list-style-name="L1">
      <style:paragraph-properties fo:line-height="200%"/>
      <style:text-properties officeooo:rsid="00061da5" officeooo:paragraph-rsid="005b8d5d"/>
    </style:style>
    <style:style style:name="P22" style:family="paragraph" style:parent-style-name="Text_20_body" style:list-style-name="L1">
      <style:paragraph-properties fo:line-height="200%"/>
      <style:text-properties officeooo:rsid="00061da5" officeooo:paragraph-rsid="00045fe6"/>
    </style:style>
    <style:style style:name="P23" style:family="paragraph" style:parent-style-name="Text_20_body">
      <style:paragraph-properties fo:line-height="200%" fo:text-align="center" style:justify-single-word="false"/>
      <style:text-properties officeooo:rsid="00061da5" officeooo:paragraph-rsid="005b8d5d"/>
    </style:style>
    <style:style style:name="P24" style:family="paragraph" style:parent-style-name="Text_20_body">
      <style:paragraph-properties fo:margin-left="0.3937in" fo:margin-right="0in" fo:text-indent="-0.3937in" style:auto-text-indent="false"/>
    </style:style>
    <style:style style:name="P25" style:family="paragraph" style:parent-style-name="Text_20_body" style:list-style-name="L1" style:master-page-name="">
      <loext:graphic-properties draw:fill="none"/>
      <style:paragraph-properties fo:margin-top="0in" fo:margin-bottom="0.0972in" loext:contextual-spacing="false" fo:line-height="200%" style:page-number="auto" fo:background-color="transparent"/>
    </style:style>
    <style:style style:name="T1" style:family="text">
      <style:text-properties officeooo:rsid="0009fa8a"/>
    </style:style>
    <style:style style:name="T2" style:family="text">
      <style:text-properties officeooo:rsid="00121862"/>
    </style:style>
    <style:style style:name="T3" style:family="text">
      <style:text-properties officeooo:rsid="0020a4fd"/>
    </style:style>
    <style:style style:name="T4" style:family="text">
      <style:text-properties officeooo:rsid="002ee0d2"/>
    </style:style>
    <style:style style:name="T5" style:family="text">
      <style:text-properties fo:font-style="italic"/>
    </style:style>
    <style:style style:name="T6" style:family="text">
      <style:text-properties fo:font-style="italic" officeooo:rsid="002ee0d2" style:font-style-asian="italic" style:font-style-complex="italic"/>
    </style:style>
    <style:style style:name="T7" style:family="text">
      <style:text-properties fo:font-style="normal" officeooo:rsid="002ee0d2" style:font-style-asian="normal" style:font-style-complex="normal"/>
    </style:style>
    <style:style style:name="T8" style:family="text">
      <style:text-properties fo:font-style="normal" officeooo:rsid="0039851a" style:font-style-asian="normal" style:font-style-complex="normal"/>
    </style:style>
    <style:style style:name="T9" style:family="text">
      <style:text-properties fo:language="el" fo:country="GR" fo:font-weight="normal" style:font-weight-asian="normal" style:font-weight-complex="normal"/>
    </style:style>
    <style:style style:name="T10" style:family="text">
      <style:text-properties fo:language="el" fo:country="GR" fo:font-weight="normal" officeooo:rsid="003c0c68" style:font-weight-asian="normal" style:font-weight-complex="normal"/>
    </style:style>
    <style:style style:name="T11" style:family="text">
      <style:text-properties fo:language="el" fo:country="GR" fo:font-weight="normal" officeooo:rsid="0043824e" style:font-weight-asian="normal" style:font-weight-complex="normal"/>
    </style:style>
    <style:style style:name="T12" style:family="text">
      <style:text-properties fo:language="el" fo:country="GR" fo:font-weight="normal" officeooo:rsid="0044204c" style:font-weight-asian="normal" style:font-weight-complex="normal"/>
    </style:style>
    <style:style style:name="T13" style:family="text">
      <style:text-properties fo:language="el" fo:country="GR" fo:font-weight="normal" officeooo:rsid="004d2fa1" style:font-weight-asian="normal" style:font-weight-complex="normal"/>
    </style:style>
    <style:style style:name="T14" style:family="text">
      <style:text-properties fo:language="el" fo:country="GR" fo:font-weight="normal" officeooo:rsid="004d62db" style:font-weight-asian="normal" style:font-weight-complex="normal"/>
    </style:style>
    <style:style style:name="T15" style:family="text">
      <style:text-properties fo:language="el" fo:country="GR" fo:font-weight="normal" officeooo:rsid="004e06f8" style:font-weight-asian="normal" style:font-weight-complex="normal"/>
    </style:style>
    <style:style style:name="T16" style:family="text">
      <style:text-properties officeooo:rsid="0043824e"/>
    </style:style>
    <style:style style:name="T17" style:family="text">
      <style:text-properties officeooo:rsid="0045854d"/>
    </style:style>
    <style:style style:name="T18" style:family="text">
      <style:text-properties officeooo:rsid="0048d1db"/>
    </style:style>
    <style:style style:name="T19" style:family="text">
      <style:text-properties officeooo:rsid="0049aac8"/>
    </style:style>
    <style:style style:name="T20" style:family="text">
      <style:text-properties officeooo:rsid="004b7db6"/>
    </style:style>
    <style:style style:name="T21" style:family="text">
      <style:text-properties officeooo:rsid="004d2fa1"/>
    </style:style>
    <style:style style:name="T22" style:family="text">
      <style:text-properties officeooo:rsid="004f176f"/>
    </style:style>
    <style:style style:name="T23" style:family="text">
      <style:text-properties officeooo:rsid="0052a38f"/>
    </style:style>
    <style:style style:name="T24" style:family="text">
      <style:text-properties officeooo:rsid="00536bee"/>
    </style:style>
    <style:style style:name="T25" style:family="text">
      <style:text-properties officeooo:rsid="0053f373"/>
    </style:style>
    <style:style style:name="T26" style:family="text">
      <style:text-properties officeooo:rsid="00546986"/>
    </style:style>
    <style:style style:name="T27" style:family="text">
      <style:text-properties officeooo:rsid="0055259d"/>
    </style:style>
    <style:style style:name="T28" style:family="text">
      <style:text-properties officeooo:rsid="00558b1f"/>
    </style:style>
    <style:style style:name="T29" style:family="text">
      <style:text-properties officeooo:rsid="00589d5c"/>
    </style:style>
    <style:style style:name="T30" style:family="text">
      <style:text-properties officeooo:rsid="005b8d5d"/>
    </style:style>
    <style:style style:name="T31" style:family="text">
      <style:text-properties style:text-underline-style="solid" style:text-underline-width="auto" style:text-underline-color="font-color" officeooo:rsid="005b8d5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Moshe Weiss</text:p>
      <text:p text:style-name="P17">Professor Kapelner</text:p>
      <text:p text:style-name="P17">Data Science</text:p>
      <text:p text:style-name="P18">Modeling Weight Loss Through the Ketogenic Diet</text:p>
      <text:p text:style-name="P16"/>
      <text:p text:style-name="P13"><text:tab/>The optimal human diet for <text:span text:style-name="T2">weight loss</text:span> is the Keto<text:span text:style-name="T1">genic</text:span> <text:span text:style-name="T1">d</text:span>iet. <text:span text:style-name="T1">The goal of this diet, as its name implies, is to stimulate the metabolization of fat into ketone bodies and diminish the metabolization of carbohydrates into blood glucose. This is accomplished by eating a fat-to-carbohydrate ratio of 5:1. Ultimately, the body changes the energy generation process from glycolysis (breakdown of blood sugars) to ketosis (breakdown of ketone bodies). This yields an increase in HDL level, a decrease in triglyceride, LDL, and blood glucose levels, and an overall reduction in BMI.</text:span></text:p>
      <text:p text:style-name="P12"><text:tab/></text:p>
      <text:p text:style-name="P7"><text:tab/>A model is an abstraction of reality. A mathematical model creates a functional relationship between numerical inputs and outputs. Our model, “The optimal diet for weight loss is the Ketogenic diet,” <text:span text:style-name="T4">is non-mathematical. To change that, we need to specify a metric for weight loss and to select features measurable in a person following the Ketogenic diet. <text:s/>For our dependent variable weight loss, a reasonable choice is </text:span><text:span text:style-name="T6">BMI decrease over 12 weeks</text:span><text:span text:style-name="T7"> </text:span><text:span text:style-name="T8">[y]</text:span><text:span text:style-name="T4">. To select the metrics needed to make a useful model, we select features that are clearly measurable and may be reflective of the key aspects in BMI reduction. We then define ranges that correlate to the Ketogenic diet (and potentially other diets we want to compare), and observe the resulting effects on BMI; it is through this that we can mathematically conclude the truth-value of our hypothesis.</text:span></text:p>
      <text:p text:style-name="P11"><text:tab/>The true factors that lead to a change in BMI <text:span text:style-name="T17">[Z] </text:span>and their relationships <text:span text:style-name="T17">[t] </text:span>are unknown to us, and this is an inherent limitation to our predictive power [ignorance]. If our model is useful, it will minimize errors in prediction by taking into account enough of the essential factors that affect BMI. The characteristic factors of the Ketogenic diet are modified intake levels of fats, proteins, sugars, and <text:soft-page-break/>carbohydrates, which can all be measured in average daily grams over 12 weeks. Other factors important to measure when calculating decreases in BMI are initial BMI, weekly resting metabolic rate (RMR), weekly thermogenic effect of food (TEF), weekly non-exercise activity thermogenesis (NEAT), weekly excess post-exercise oxygen consumption (EPOC), and daily <text:span text:style-name="T16">hours of</text:span> exercise, all averaged over 12 weeks [<text:span text:style-name="T18">X</text:span>]. <text:span text:style-name="T16">We can measure more features that may be pertinent as well, such as ethnicity, gender, health status, types of exercise; the more measurements we take, the more we have to choose from, and the more we diminish ignorance when predicting BMI change. </text:span>Depending on the importance of an individual’s development over the diet, we can <text:span text:style-name="T16">also </text:span>increase granularity by separating each week’s measurement into an individual feature. <text:span text:style-name="T16">The number of features we can include in our model is contingent on the amount of data we have; including too large a number of features with respect to our data can lead to a decline in the quality of our predictions.</text:span></text:p>
      <text:p text:style-name="P11"/>
      <text:p text:style-name="P8"><text:tab/><text:span text:style-name="T17">To accumulate the data necessary to modeling BMI reduction well, it is crucial to think about the appropriate sources from which we gather data. We want to describe the general trend, and as such we should avoid outlying cases. People with eating disorders, diseases, body-builders, or other atypical cases that may cause abnormal phenomena over the course of our observation should be marked as such and excluded from our model generation. We must also ensure that the measurement of our features and BMI changes are recorded as accurately and as completely as possible. In doing so, we accumulate as representative a data set as possible [D].</text:span></text:p>
      <text:p text:style-name="P8"/>
      <text:p text:style-name="P14"><text:span text:style-name="T3"><text:tab/>Now that we have all of the labeled inputs mapped with a labeled output [supervised learning], we can begin to form a model based on our data. Before we even get off the ground, however, we incur another penalty: we cannot know the true nature of the features’ relationships with each other in changing BMI [f, misspecification]. This is another inherent limitation to our predictive power, and between misspecifciation and ignorance, we encapsulate all the error that cannot be avoided by simply </text:span><text:soft-page-break/><text:span text:style-name="T3">learning from more data [</text:span><text:span text:style-name="T9">ε</text:span><text:span text:style-name="T10">]. </text:span><text:span text:style-name="T11">To address misspecificying our features’ relationships, we can create models that describe more complex relationships (once again, provided we have sufficient data). </text:span></text:p>
      <text:p text:style-name="P15"><text:span text:style-name="T10"><text:tab/></text:span><text:span text:style-name="T11">These </text:span><text:span text:style-name="T12">candidate </text:span><text:span text:style-name="T11">models are defined in specific set of functions [H]. </text:span><text:span text:style-name="T12">In this set, there exists a model that comes closest to the true relationship between our measured factors and BMI reduction <text:s/>[h*]. It is our to job to select a means of learning from observed data [A] that extracts a model [g] from the candidates closest to the ideal candidate. If our data is insufficient — eithe</text:span><text:span text:style-name="T13">r</text:span><text:span text:style-name="T12"> in quantity, integrity, its exclusion of outliers, or its representation of the population — our computed model will be far from the ideal, and we will incur another great source of error [estimation]; this is the last form of error all models incur [e]. </text:span><text:span text:style-name="T14">The model we extract will perform well when predicting on future observations within the range of our data set [interpolation], </text:span><text:span text:style-name="T15">provided the future behaves in a similar fashion to the past [stationarity]</text:span><text:span text:style-name="T14">. Future observations that are not similar to historical data are not guaranteed to behave the same way, and our [extrapolative] <text:s/>power will likely be poor.</text:span></text:p>
      <text:p text:style-name="P9"/>
      <text:p text:style-name="P9"><text:tab/><text:span text:style-name="T19">If the number of our features [p] is large and the number of our observations [n] is not large enough, we cannot justify our features’ effects on BMI change. We begin to describe each person measured in our data, and can no longer generalize [overfitting]. This is a serious issue; interactions between features can be important in describing BMI change, and between the seductive nature of adding such complexities alongside the arduousness of gathering data, it easy to fall prey to over-fitting our model to our data.</text:span></text:p>
      <text:p text:style-name="P10"><text:tab/><text:span text:style-name="T20">Should our model be over-fit, we would be hard-pressed to realize this; our model will predict on the data to which it is fit [in sample] quite well, and so measuring errors and improvements on more basic models will yield positive feedback. These measurements are fools gold; unless, by some miracle, our observed individuals perfectly represent the trends of BMI reduction in homo sapiens, any predictions outside of our data set will be far from reality. This is not something we can query naturally </text:span><text:soft-page-break/><text:span text:style-name="T20">because our predictions are on unobserved future cases and we do not know the actual changes in BMI for the future cases we are predicting on.</text:span></text:p>
      <text:p text:style-name="P5"><text:tab/><text:span text:style-name="T21">To solve this problem, we can partition our data into a component from which to train our model and a component on which we predict and measure error [validation]. Our performance metrics generated from this test are much more accurate, because the data on which we measure predictive performance is “new” to the model [out of sample]. In order to hedge against chance idiosyncrasy in the data that can allow over-fitting to slip past this defense, we can iterate through the data, changing which subset we use to train our model and which we use to test its performance [cross-validation].</text:span></text:p>
      <text:p text:style-name="P5"/>
      <text:p text:style-name="P1"><text:tab/><text:span text:style-name="T22">Recall that the true features and relationships that affect BMI reduction are unknowable and complex. We can select the best of an array of models by comparing the out of sample performance metrics of each model based and selecting the model with minimal error [model selection]. Once more, a sly form of over-fitting may slip in to our model: we may end up selecting a model that minimizes the error metrics for our data set, but not the one that predicts best for all future observations. </text:span></text:p>
      <text:p text:style-name="P19"><text:tab/>We can implement a process similar to cross-validation to simulate future observations once more. Splitting the data again, we test our models on this third partition to determine their performance metrics. To avoid chance idiosyncrasy in the data once more, we juggle the partitions in our data between training, testing, and selecting subsets. We do this process once and only once in order to avoid anymore opportunities over-fitting.</text:p>
      <text:p text:style-name="P2"/>
      <text:p text:style-name="P2"><text:tab/><text:span text:style-name="T23">As a general rule, if we can afford to measure another feature in our data accumulation phase, we should. This often results in an overabundance of features, and we are left with the question of which to include. We can use a technique similar to model selection to carefully choose the most significant features that influence BMI [feature selection]. Beginning with the most basic of models devoid of measured features [null model], we cross-validate and model select to determine which </text:span><text:soft-page-break/><text:span text:style-name="T23">additional feature most significantly reduces our out of sample error at that step of the algorithm. We then add that to our model, and repeat the previous step. We do this until our out of sample error begins to rise. This is known as [forward step-wise modeling].</text:span></text:p>
      <text:p text:style-name="P2"/>
      <text:p text:style-name="P2"><text:tab/><text:span text:style-name="T24">All of these forms of validation and optimization are very computationally expensive, and could not be done without the aid of computers in manageable time. Synthesized, these techniques are known as [machine learning].</text:span></text:p>
      <text:p text:style-name="P3"/>
      <text:p text:style-name="P4"><text:tab/><text:span text:style-name="T25">Different models serve to predict different forms of outcomes. Some categorize future occurrences, while others estimate on a continuous scale. Models have different ways of over-fitting as well. Classifiers can over-fit by having too many categories without enough examples of those categories. Linear models can over-fit by measuring too many features without enough observations. We will go through several different models and assess how they predict BMI change.</text:span></text:p>
      <text:p text:style-name="P4"/>
      <text:p text:style-name="P4"><text:tab/><text:span text:style-name="T26">Using the K nearest neighbors algorithm, we can attempt to group BMI reductions together based on their similarity <text:s/>of their features. Grouping BMI is not an intuitive way of modeling it, as it is a continuous variable. It is useful to do so, however, because we can expect to see trends in our inputs that are useful to cluster together; people on the Ketogenic diet will maintain certain ratios and levels of intake for fats, proteins, carbohydrates, and sugars. When predicting, it is imaginable that future instances will perform similarly.</text:span></text:p>
      <text:p text:style-name="P4"><text:tab/><text:span text:style-name="T27">To implement K nearest neighbors, we plot each of our observed data points on a hyper-plane of the same dimension as our number of features. To predict, we select the K nearest observed data points closest to the new set of features. We return the average BMI reduction of those K data points as our prediction.</text:span></text:p>
      <text:p text:style-name="P6"/>
      <text:p text:style-name="P3"><text:soft-page-break/><text:tab/><text:span text:style-name="T28">Linear regression is capable of predicting on a continuous scale, and is thus an obvious candidate for our BMI modeling efforts. In this model, predictions are the linear combination of the observed weights of each feature and the unobserved value of that feature. To obtain the observed weights, we extract the average amount the feature affects BMI reduction over our observed data when holding other factors constant. If we can predict how much each affects body mass, we can predict changes in BMI as a whole.</text:span></text:p>
      <text:p text:style-name="P3"><text:tab/><text:span text:style-name="T29">Over-fitting in linear regression begins when the number of features approaches the number of observed examples. From the perspective of linear algebra, as we expand the column space of our matrix, our matrix approaches full rank; as we project our unobserved cases onto the observed data matrix, more of the unobserved case is encapsulated in the matrix, and our predictions cease to be generalized. From a more intuitive angle, when we describe each case of our observed data with increasing granularity, we begin to describe the individual data points more-so than the trend of our data</text:span></text:p>
      <text:p text:style-name="P3"><text:tab/><text:span text:style-name="T29">Upon completing our model, we can identify the features that make the most significant changes in BMI. If the Ketogenic diet truly is the optimal model for weight loss, we can expect to see that a large fat and protein-to-carbohydrate and sugar ratio will yield the largest reductions in BMI.</text:span></text:p>
      <text:p text:style-name="P3"/>
      <text:p text:style-name="P3"/>
      <text:p text:style-name="P3"/>
      <text:p text:style-name="P3"/>
      <text:p text:style-name="P3"/>
      <text:p text:style-name="P3"/>
      <text:p text:style-name="P3"/>
      <text:p text:style-name="P3"/>
      <text:p text:style-name="P3"/>
      <text:p text:style-name="P23"><text:soft-page-break/><text:span text:style-name="T31">Work Cited</text:span></text:p>
      <text:list xml:id="list973834457" text:style-name="L1">
        <text:list-item>
          <text:p text:style-name="P21">Campos, Marcelo. “Ketogenic Diet: Is the Ultimate Low-Carb Diet Good for You?” <text:span text:style-name="T5">Harvard Health Blog</text:span>, 6 July 2018, www.health.harvard.edu/blog/ketogenic-diet-is-the-ultimate-low-carb-diet-good-for-you-2017072712089.</text:p>
        </text:list-item>
        <text:list-item>
          <text:p text:style-name="P25">Dashti, Hussein M, et al. “Long-Term Effects of a Ketogenic Diet in Obese Patients.” <text:span text:style-name="T5">Experimental and Clinical Cardiology</text:span>, Pulsus Group Inc, 2004, www.ncbi.nlm.nih.gov/pmc/articles/PMC2716748/.</text:p>
          <text:p text:style-name="P2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22:40:13.751181920</meta:creation-date>
    <meta:editing-duration>P2DT10H40M44S</meta:editing-duration>
    <meta:editing-cycles>9</meta:editing-cycles>
    <meta:generator>LibreOffice/6.0.7.3$Linux_X86_64 LibreOffice_project/00m0$Build-3</meta:generator>
    <dc:date>2019-05-26T03:34:13.911694864</dc:date>
    <meta:document-statistic meta:table-count="0" meta:image-count="0" meta:object-count="0" meta:page-count="7" meta:paragraph-count="28" meta:word-count="1967" meta:character-count="12121" meta:non-whitespace-character-count="10155"/>
  </office:meta>
</office:document-meta>
</file>